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3" style:family="paragraph" style:parent-style-name="Contents_20_1">
      <style:paragraph-properties fo:margin-left="0cm" fo:margin-right="0cm" fo:text-indent="1.251cm" style:auto-text-indent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4" style:family="paragraph" style:parent-style-name="Contents_20_1">
      <style:paragraph-properties fo:margin-left="0cm" fo:margin-right="0cm" fo:text-indent="0.801cm" style:auto-text-indent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9632d"/>
    </style:style>
    <style:style style:name="P5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e66a3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2dd6d8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officeooo:paragraph-rsid="0019632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1cm"/>
        </style:tab-stops>
      </style:paragraph-properties>
      <style:text-properties officeooo:paragraph-rsid="0019632d"/>
    </style:style>
    <style:style style:name="P9" style:family="paragraph" style:parent-style-name="Standard">
      <style:paragraph-properties fo:margin-top="0cm" fo:margin-bottom="0.423cm" style:contextual-spacing="false" fo:line-height="100%" fo:text-align="justify" style:justify-single-word="false" fo:orphans="0" fo:widows="0" style:snap-to-layout-grid="false">
        <style:tab-stops>
          <style:tab-stop style:position="12.786cm"/>
        </style:tab-stops>
      </style:paragraph-properties>
      <style:text-properties officeooo:paragraph-rsid="0019632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0322fdb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 fo:break-before="page"/>
      <style:text-properties style:font-name="Times New Roman" fo:font-size="14pt" fo:language="ru" fo:country="RU" fo:font-weight="bold" officeooo:paragraph-rsid="0019632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 fo:break-before="page"/>
      <style:text-properties style:font-name="Times New Roman" fo:font-size="14pt" fo:language="ru" fo:country="RU" fo:font-weight="bold" officeooo:paragraph-rsid="001e66a3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-2.251cm" style:auto-text-indent="false"/>
      <style:text-properties style:font-name="Times New Roman" fo:font-size="14pt" fo:language="ru" fo:country="RU" fo:font-weight="bold" officeooo:paragraph-rsid="001e66a3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12.7cm"/>
          <style:tab-stop style:position="17.463cm"/>
        </style:tab-stops>
      </style:paragraph-properties>
      <style:text-properties style:font-name="Times New Roman" fo:font-size="14pt" fo:language="ru" fo:country="RU" fo:font-weight="bold" officeooo:paragraph-rsid="0019632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.212cm" style:contextual-spacing="false" fo:line-height="100%" fo:text-align="justify" style:justify-single-word="false" fo:orphans="0" fo:widows="0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style:font-name="Times New Roman" fo:font-size="14pt" fo:language="ru" fo:country="RU" fo:font-weight="bold" officeooo:paragraph-rsid="0019632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1e66a3" officeooo:paragraph-rsid="001e66a3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1e66a3" officeooo:paragraph-rsid="002dd6d8" style:font-size-asian="14pt" style:font-size-complex="14pt"/>
    </style:style>
    <style:style style:name="P20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officeooo:paragraph-rsid="0019632d" style:font-size-asian="14pt" style:font-name-complex="Times New Roman1" style:font-size-complex="14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4.251cm" style:auto-text-indent="false">
        <style:tab-stops>
          <style:tab-stop style:position="2cm" style:leader-style="solid" style:leader-text="_"/>
        </style:tab-stops>
      </style:paragraph-properties>
      <style:text-properties style:font-name="Times New Roman" fo:font-size="10pt" fo:language="ru" fo:country="RU" fo:font-weight="bold" officeooo:paragraph-rsid="0019632d" style:font-size-asian="10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1.058cm" style:contextual-spacing="false" fo:line-height="100%" fo:text-align="justify" style:justify-single-word="false" fo:orphans="0" fo:widows="0" fo:text-indent="8.502cm" style:auto-text-indent="false" style:snap-to-layout-grid="false">
        <style:tab-stops>
          <style:tab-stop style:position="3.81cm"/>
          <style:tab-stop style:position="7.62cm"/>
          <style:tab-stop style:position="7.676cm"/>
          <style:tab-stop style:position="12.7cm"/>
          <style:tab-stop style:position="17.463cm"/>
        </style:tab-stops>
      </style:paragraph-properties>
      <style:text-properties style:font-name="Times New Roman" fo:font-size="10pt" fo:language="ru" fo:country="RU" officeooo:paragraph-rsid="0019632d" style:font-name-asian="Times New Roman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cm" fo:margin-bottom="1.905cm" style:contextual-spacing="false" fo:line-height="100%">
        <style:tab-stops>
          <style:tab-stop style:position="1cm" style:type="center"/>
        </style:tab-stops>
      </style:paragraph-properties>
      <style:text-properties style:font-name="Times New Roman" fo:font-size="10pt" fo:language="ru" fo:country="RU" officeooo:paragraph-rsid="0019632d" style:font-size-asian="10pt" style:font-name-complex="Times New Roman1" style:font-size-complex="10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7" style:family="paragraph" style:parent-style-name="Text_20_body">
      <style:paragraph-properties fo:margin-left="0cm" fo:margin-right="0cm" fo:margin-top="0cm" fo:margin-bottom="2.752cm" style:contextual-spacing="false" fo:text-indent="0cm" style:auto-text-indent="false">
        <style:tab-stops>
          <style:tab-stop style:position="3.81cm"/>
          <style:tab-stop style:position="17.701cm"/>
        </style:tab-stops>
      </style:paragraph-properties>
      <style:text-properties officeooo:paragraph-rsid="0019632d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>
          <style:tab-stop style:position="1cm"/>
        </style:tab-stops>
      </style:paragraph-properties>
      <style:text-properties officeooo:paragraph-rsid="001d4605"/>
    </style:style>
    <style:style style:name="P29" style:family="paragraph" style:parent-style-name="Text_20_body">
      <style:paragraph-properties fo:margin-left="0cm" fo:margin-right="0cm" fo:margin-top="1.058cm" fo:margin-bottom="1.058cm" style:contextual-spacing="false" fo:text-align="center" style:justify-single-word="false" fo:text-indent="0cm" style:auto-text-indent="false"/>
      <style:text-properties fo:font-weight="bold" officeooo:paragraph-rsid="0019632d" style:font-weight-asian="bold" style:font-size-complex="14pt"/>
    </style:style>
    <style:style style:name="P30" style:family="paragraph" style:parent-style-name="List_20_Paragraph">
      <style:paragraph-properties fo:margin-left="1.27cm" fo:margin-right="0cm" fo:margin-top="0cm" fo:margin-bottom="0.635cm" style:contextual-spacing="true" fo:text-indent="0cm" style:auto-text-indent="false"/>
      <style:text-properties fo:language="ru" fo:country="RU" fo:font-weight="normal" officeooo:rsid="00372852" officeooo:paragraph-rsid="00372852" style:font-weight-asian="normal" style:font-weight-complex="normal"/>
    </style:style>
    <style:style style:name="P31" style:family="paragraph" style:parent-style-name="List_20_Paragraph">
      <style:paragraph-properties fo:margin-left="1.27cm" fo:margin-right="0cm" fo:margin-top="0cm" fo:margin-bottom="0.635cm" style:contextual-spacing="true" fo:text-indent="0cm" style:auto-text-indent="false"/>
      <style:text-properties fo:language="ru" fo:country="RU" fo:font-weight="normal" officeooo:rsid="00372852" officeooo:paragraph-rsid="0045a547" style:font-weight-asian="normal" style:font-weight-complex="normal"/>
    </style:style>
    <style:style style:name="P32" style:family="paragraph" style:parent-style-name="Text_20_body" style:master-page-name="Converted2">
      <style:paragraph-properties fo:margin-left="0cm" fo:margin-right="0cm" fo:margin-top="0cm" fo:margin-bottom="0.423cm" style:contextual-spacing="false" fo:text-align="center" style:justify-single-word="false" fo:text-indent="0cm" style:auto-text-indent="false" style:page-number="6"/>
      <style:text-properties officeooo:paragraph-rsid="0019632d" style:font-size-complex="14pt"/>
    </style:style>
    <style:style style:name="P33" style:family="paragraph" style:parent-style-name="List_20_Paragraph" style:list-style-name="WWNum3">
      <style:paragraph-properties fo:margin-top="0cm" fo:margin-bottom="0.635cm" style:contextual-spacing="true"/>
      <style:text-properties fo:font-weight="bold" officeooo:paragraph-rsid="0035b0fc" style:font-weight-asian="bold"/>
    </style:style>
    <style:style style:name="P34" style:family="paragraph" style:parent-style-name="List_20_Paragraph">
      <style:paragraph-properties fo:margin-left="1.27cm" fo:margin-right="0cm" fo:margin-top="0cm" fo:margin-bottom="0.635cm" style:contextual-spacing="true" fo:text-align="center" style:justify-single-word="false" fo:text-indent="0cm" style:auto-text-indent="false"/>
      <style:text-properties style:font-name="Times New Roman" fo:font-size="14pt" fo:language="ru" fo:country="RU" fo:font-weight="normal" officeooo:rsid="00372852" officeooo:paragraph-rsid="004bd532" fo:background-color="#ffffff" style:font-size-asian="14pt" style:font-weight-asian="normal" style:font-name-complex="Times New Roman1" style:font-size-complex="14pt" style:font-weight-complex="normal"/>
    </style:style>
    <style:style style:name="P35" style:family="paragraph" style:parent-style-name="List_20_Paragraph" style:list-style-name="L2">
      <style:paragraph-properties fo:margin-top="0cm" fo:margin-bottom="0.635cm" style:contextual-spacing="true" fo:text-align="start" style:justify-single-word="false"/>
      <style:text-properties style:font-name="Times New Roman" fo:font-size="14pt" fo:language="ru" fo:country="RU" fo:font-weight="normal" officeooo:rsid="004e6896" officeooo:paragraph-rsid="004e6896" fo:background-color="#ffffff" style:font-size-asian="14pt" style:font-weight-asian="normal" style:font-name-complex="Times New Roman1" style:font-size-complex="14pt" style:font-weight-complex="normal"/>
    </style:style>
    <style:style style:name="P36" style:family="paragraph" style:parent-style-name="List_20_Paragraph" style:list-style-name="L2">
      <style:paragraph-properties fo:margin-top="0cm" fo:margin-bottom="0.199cm" style:contextual-spacing="false" fo:text-align="start" style:justify-single-word="false"/>
      <style:text-properties style:font-name="Times New Roman" fo:font-size="14pt" fo:language="ru" fo:country="RU" fo:font-weight="normal" officeooo:rsid="004e807e" officeooo:paragraph-rsid="004e807e" fo:background-color="#ffffff" style:font-size-asian="14pt" style:font-weight-asian="normal" style:font-name-complex="Times New Roman1" style:font-size-complex="14pt" style:font-weight-complex="normal"/>
    </style:style>
    <style:style style:name="P37" style:family="paragraph" style:parent-style-name="List_20_Paragraph" style:list-style-name="L2">
      <style:paragraph-properties fo:margin-top="0cm" fo:margin-bottom="0.635cm" style:contextual-spacing="true" fo:text-align="start" style:justify-single-word="false"/>
      <style:text-properties officeooo:rsid="004e6896" officeooo:paragraph-rsid="004e6896"/>
    </style:style>
    <style:style style:name="P38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rsid="001e66a3" officeooo:paragraph-rsid="002dd6d8" style:font-size-asian="14pt" style:font-size-complex="14pt"/>
    </style:style>
    <style:style style:name="P39" style:family="paragraph" style:parent-style-name="Standard" style:master-page-name="Converted4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reak-before="page"/>
      <style:text-properties style:font-name="Times New Roman" fo:font-size="14pt" fo:language="ru" fo:country="RU" fo:font-weight="bold" officeooo:paragraph-rsid="0035b0fc" style:font-size-asian="14pt" style:font-weight-asian="bold" style:font-name-complex="Times New Roman1" style:font-size-complex="14pt"/>
    </style:style>
    <style:style style:name="P40" style:family="paragraph" style:parent-style-name="Standard">
      <style:paragraph-properties fo:margin-left="0cm" fo:margin-right="0cm" fo:margin-top="0cm" fo:margin-bottom="0.494cm" style:contextual-spacing="true" fo:text-align="justify" style:justify-single-word="false" fo:text-indent="1.251cm" style:auto-text-indent="false"/>
      <style:text-properties style:font-name="Times New Roman" fo:font-size="14pt" fo:language="ru" fo:country="RU" style:text-underline-style="none" fo:font-weight="normal" officeooo:rsid="004b5ffd" officeooo:paragraph-rsid="004eeac8" fo:background-color="#ffffff" style:font-name-asian="Calibri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.494cm" style:contextual-spacing="true" fo:text-align="justify" style:justify-single-word="false" fo:text-indent="1.251cm" style:auto-text-indent="false" style:page-number="auto"/>
      <style:text-properties style:font-name="Times New Roman" fo:font-size="14pt" fo:language="ru" fo:country="RU" style:text-underline-style="none" fo:font-weight="normal" officeooo:rsid="004b5ffd" officeooo:paragraph-rsid="00718d8b" fo:background-color="#ffffff" style:font-name-asian="Calibri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4eeac8" officeooo:paragraph-rsid="004eeac8"/>
    </style:style>
    <style:style style:name="P43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4eeac8" officeooo:paragraph-rsid="00718d8b"/>
    </style:style>
    <style:style style:name="P44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50c8cd" officeooo:paragraph-rsid="0050c8cd"/>
    </style:style>
    <style:style style:name="P45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officeooo:rsid="0050c8cd" officeooo:paragraph-rsid="00727078"/>
    </style:style>
    <style:style style:name="P46" style:family="paragraph" style:parent-style-name="Standard" style:list-style-name="L3">
      <style:paragraph-properties fo:margin-top="0cm" fo:margin-bottom="0.494cm" style:contextual-spacing="true" fo:text-align="start" style:justify-single-word="false"/>
      <style:text-properties style:text-line-through-style="none" style:text-line-through-type="none" style:font-name="Times New Roman" fo:font-size="14pt" fo:language="ru" fo:country="RU" fo:font-weight="normal" officeooo:rsid="0053967f" officeooo:paragraph-rsid="0053967f" fo:background-color="#ffffff" style:font-size-asian="14pt" style:font-weight-asian="normal" style:font-name-complex="Times New Roman1" style:font-size-complex="14pt" style:font-weight-complex="normal"/>
    </style:style>
    <style:style style:name="P47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9b44c" officeooo:paragraph-rsid="0059b44c" fo:background-color="#ffffff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9b44c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9b44c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b47e6" officeooo:paragraph-rsid="005b47e6" fo:background-color="#ffffff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b47e6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ru" fo:country="RU" fo:font-weight="normal" officeooo:rsid="005c8775" officeooo:paragraph-rsid="005c8775" fo:background-color="#ffffff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1.27cm" fo:margin-right="0cm" fo:margin-top="0cm" fo:margin-bottom="0.494cm" style:contextual-spacing="true" fo:text-align="justify" style:justify-single-word="false" fo:text-indent="0cm" style:auto-text-indent="false" style:page-number="auto" fo:background-color="transparent"/>
      <style:text-properties style:text-line-through-style="none" style:text-line-through-type="none" style:font-name="Times New Roman" fo:font-size="14pt" fo:language="en" fo:country="US" fo:font-weight="normal" officeooo:rsid="005658ae" officeooo:paragraph-rsid="005785ac" fo:background-color="#ffffff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658ae" officeooo:paragraph-rsid="0059b44c" fo:background-color="#ffffff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658ae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658ae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57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9b44c" officeooo:paragraph-rsid="0059b44c" fo:background-color="#ffffff" style:font-size-asian="14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9b44c" officeooo:paragraph-rsid="00706b6e" fo:background-color="#ffffff" style:font-size-asian="14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style:text-line-through-style="none" style:text-line-through-type="none" style:font-name="Times New Roman" fo:font-size="14pt" fo:language="en" fo:country="US" fo:font-weight="normal" officeooo:rsid="0059b44c" officeooo:paragraph-rsid="007b6598" fo:background-color="#ffffff" style:font-size-asian="14pt" style:font-weight-asian="normal" style:font-name-complex="Times New Roman1" style:font-size-complex="14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1.27cm" fo:margin-right="0cm" fo:margin-top="0cm" fo:margin-bottom="0.494cm" style:contextual-spacing="true" fo:text-align="justify" style:justify-single-word="false" fo:text-indent="0cm" style:auto-text-indent="false" style:page-number="auto" fo:background-color="transparent"/>
      <style:text-properties style:text-line-through-style="none" style:text-line-through-type="none" style:font-name="Times New Roman" fo:font-size="14pt" fo:language="en" fo:country="US" fo:font-weight="normal" officeooo:rsid="0061406c" officeooo:paragraph-rsid="0061406c" fo:background-color="#ffffff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1.27cm" fo:margin-right="0cm" fo:margin-top="0cm" fo:margin-bottom="0.494cm" style:contextual-spacing="true" fo:text-align="start" style:justify-single-word="false" fo:text-indent="0cm" style:auto-text-indent="false" style:page-number="auto" fo:background-color="transparent"/>
      <style:text-properties fo:language="en" fo:country="US" officeooo:rsid="00727078" officeooo:paragraph-rsid="00727078"/>
    </style:style>
    <style:style style:name="P62" style:family="paragraph" style:parent-style-name="Standard" style:list-style-name="L4">
      <style:paragraph-properties fo:margin-top="0cm" fo:margin-bottom="0.494cm" style:contextual-spacing="true" fo:text-align="justify" style:justify-single-word="false"/>
      <style:text-properties officeooo:rsid="005b47e6" officeooo:paragraph-rsid="007b6598"/>
    </style:style>
    <style:style style:name="P63" style:family="paragraph" style:parent-style-name="Standard">
      <style:paragraph-properties fo:margin-top="0cm" fo:margin-bottom="0.494cm" style:contextual-spacing="true" fo:text-align="justify" style:justify-single-word="false"/>
      <style:text-properties officeooo:rsid="005b47e6" officeooo:paragraph-rsid="007b6598"/>
    </style:style>
    <style:style style:name="P64" style:family="paragraph" style:parent-style-name="Standard" style:master-page-name="">
      <loext:graphic-properties draw:fill="none"/>
      <style:paragraph-properties fo:margin-left="1.27cm" fo:margin-right="0cm" fo:text-indent="0cm" style:auto-text-indent="false" style:page-number="auto" fo:background-color="transparent"/>
      <style:text-properties fo:font-size="14pt" officeooo:paragraph-rsid="0081cc03" style:font-size-asian="14pt" style:font-size-complex="14pt"/>
    </style:style>
    <style:style style:name="P65" style:family="paragraph" style:parent-style-name="Standard">
      <loext:graphic-properties draw:fill="none"/>
      <style:paragraph-properties fo:margin-left="1.27cm" fo:margin-right="0cm" fo:text-indent="0cm" style:auto-text-indent="false" fo:background-color="transparent"/>
      <style:text-properties fo:font-size="14pt" officeooo:paragraph-rsid="0081cc03" style:font-size-asian="14pt" style:font-size-complex="14pt"/>
    </style:style>
    <style:style style:name="P66" style:family="paragraph" style:parent-style-name="Standard" style:list-style-name="WWNum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none"/>
    </style:style>
    <style:style style:name="T3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b36ab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c7876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ru" fo:country="RU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ru" fo:country="RU" style:text-underline-style="solid" style:text-underline-width="auto" style:text-underline-color="font-color" officeooo:rsid="001c7876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 text:display="none"/>
    </style:style>
    <style:style style:name="T9" style:family="text">
      <style:text-properties style:font-name="Times New Roman" fo:font-size="14pt" fo:language="ru" fo:country="RU" officeooo:rsid="001e66a3" fo:background-color="#ffffff" loext:char-shading-value="0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372852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4e807e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718d8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style:text-underline-style="none" fo:font-weight="normal" officeooo:rsid="004b5ffd" fo:background-color="#ffffff" loext:char-shading-value="0" style:font-name-asian="Calibri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etter-spacing="-0.011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fo:letter-spacing="-0.007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fo:letter-spacing="-0.018cm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4pt" officeooo:rsid="001e66a3" fo:background-color="#ffffff" loext:char-shading-value="0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language="ru" fo:country="RU" style:font-name-complex="Times New Roman1"/>
    </style:style>
    <style:style style:name="T21" style:family="text">
      <style:text-properties style:font-name="Times New Roman" fo:language="ru" fo:country="RU" officeooo:rsid="0081cc03" style:font-name-complex="Times New Roman1"/>
    </style:style>
    <style:style style:name="T22" style:family="text">
      <style:text-properties style:font-name="Times New Roman" fo:language="ru" fo:country="RU" officeooo:rsid="0082b6e7" style:font-name-complex="Times New Roman1"/>
    </style:style>
    <style:style style:name="T23" style:family="text">
      <style:text-properties style:font-name="Times New Roman" fo:language="ru" fo:country="RU" officeooo:rsid="0084f936" style:font-name-complex="Times New Roman1"/>
    </style:style>
    <style:style style:name="T24" style:family="text">
      <style:text-properties style:font-name="Times New Roman" fo:language="ru" fo:country="RU" officeooo:rsid="0086a6e6" style:font-name-complex="Times New Roman1"/>
    </style:style>
    <style:style style:name="T25" style:family="text">
      <style:text-properties style:font-name="Times New Roman" fo:language="ru" fo:country="RU" officeooo:rsid="00883612" style:font-name-complex="Times New Roman1"/>
    </style:style>
    <style:style style:name="T26" style:family="text">
      <style:text-properties style:font-name="Times New Roman" fo:language="ru" fo:country="RU" officeooo:rsid="0088ab49" style:font-name-complex="Times New Roman1"/>
    </style:style>
    <style:style style:name="T27" style:family="text">
      <style:text-properties style:font-name="Times New Roman" fo:language="ru" fo:country="RU" officeooo:rsid="0088d6b0" style:font-name-complex="Times New Roman1"/>
    </style:style>
    <style:style style:name="T28" style:family="text">
      <style:text-properties style:font-name="Times New Roman" fo:language="ru" fo:country="RU" officeooo:rsid="0089693c" style:font-name-complex="Times New Roman1"/>
    </style:style>
    <style:style style:name="T29" style:family="text">
      <style:text-properties style:font-name="Times New Roman" fo:language="ru" fo:country="RU" officeooo:rsid="008a4f60" style:font-name-complex="Times New Roman1"/>
    </style:style>
    <style:style style:name="T30" style:family="text">
      <style:text-properties style:font-name="Times New Roman" fo:language="ru" fo:country="RU" officeooo:rsid="008aa38a" style:font-name-complex="Times New Roman1"/>
    </style:style>
    <style:style style:name="T31" style:family="text">
      <style:text-properties style:font-name="Times New Roman" fo:language="ru" fo:country="RU" officeooo:rsid="008ceeeb" style:font-name-complex="Times New Roman1"/>
    </style:style>
    <style:style style:name="T32" style:family="text">
      <style:text-properties style:font-name="Times New Roman" fo:language="ru" fo:country="RU" officeooo:rsid="008e6ebe" style:font-name-complex="Times New Roman1"/>
    </style:style>
    <style:style style:name="T33" style:family="text">
      <style:text-properties style:font-name="Times New Roman" fo:language="ru" fo:country="RU" officeooo:rsid="008e9d4f" style:font-name-complex="Times New Roman1"/>
    </style:style>
    <style:style style:name="T34" style:family="text">
      <style:text-properties style:font-name="Times New Roman" fo:language="ru" fo:country="RU" officeooo:rsid="0092337e" style:font-name-complex="Times New Roman1"/>
    </style:style>
    <style:style style:name="T35" style:family="text">
      <style:text-properties style:font-name="Times New Roman" fo:language="ru" fo:country="RU" officeooo:rsid="00923f70" style:font-name-complex="Times New Roman1"/>
    </style:style>
    <style:style style:name="T36" style:family="text">
      <style:text-properties style:font-name="Times New Roman" fo:language="ru" fo:country="RU" officeooo:rsid="00934ddf" style:font-name-complex="Times New Roman1"/>
    </style:style>
    <style:style style:name="T37" style:family="text">
      <style:text-properties style:font-name="Times New Roman" fo:language="ru" fo:country="RU" officeooo:rsid="0094fd36" style:font-name-complex="Times New Roman1"/>
    </style:style>
    <style:style style:name="T38" style:family="text">
      <style:text-properties style:font-name="Times New Roman" fo:language="ru" fo:country="RU" officeooo:rsid="0096765a" style:font-name-complex="Times New Roman1"/>
    </style:style>
    <style:style style:name="T39" style:family="text">
      <style:text-properties style:font-name="Times New Roman" fo:language="ru" fo:country="RU" officeooo:rsid="009f831c" style:font-name-complex="Times New Roman1"/>
    </style:style>
    <style:style style:name="T40" style:family="text">
      <style:text-properties style:font-name="Times New Roman" fo:language="ru" fo:country="RU" officeooo:rsid="00a1c155" style:font-name-complex="Times New Roman1"/>
    </style:style>
    <style:style style:name="T41" style:family="text">
      <style:text-properties style:font-name="Times New Roman" fo:language="ru" fo:country="RU" officeooo:rsid="00a3c09f" style:font-name-complex="Times New Roman1"/>
    </style:style>
    <style:style style:name="T42" style:family="text">
      <style:text-properties style:font-name="Times New Roman" fo:language="ru" fo:country="RU" officeooo:rsid="00a55d6b" style:font-name-complex="Times New Roman1"/>
    </style:style>
    <style:style style:name="T43" style:family="text">
      <style:text-properties style:font-name="Times New Roman" fo:language="ru" fo:country="RU" officeooo:rsid="00a93b65" style:font-name-complex="Times New Roman1"/>
    </style:style>
    <style:style style:name="T44" style:family="text">
      <style:text-properties style:font-name="Times New Roman" fo:language="ru" fo:country="RU" officeooo:rsid="00abc3b7" style:font-name-complex="Times New Roman1"/>
    </style:style>
    <style:style style:name="T45" style:family="text">
      <style:text-properties style:font-name="Times New Roman" fo:language="ru" fo:country="RU" officeooo:rsid="00ad24b4" style:font-name-complex="Times New Roman1"/>
    </style:style>
    <style:style style:name="T46" style:family="text">
      <style:text-properties style:font-name="Times New Roman" fo:language="ru" fo:country="RU" officeooo:rsid="00ad273c" style:font-name-complex="Times New Roman1"/>
    </style:style>
    <style:style style:name="T47" style:family="text">
      <style:text-properties style:font-name="Times New Roman" fo:language="ru" fo:country="RU" officeooo:rsid="00af20aa" style:font-name-complex="Times New Roman1"/>
    </style:style>
    <style:style style:name="T48" style:family="text">
      <style:text-properties style:font-name="Times New Roman" fo:language="ru" fo:country="RU" officeooo:rsid="00b0f2c8" style:font-name-complex="Times New Roman1"/>
    </style:style>
    <style:style style:name="T49" style:family="text">
      <style:text-properties style:font-name="Times New Roman" fo:language="ru" fo:country="RU" officeooo:rsid="00b2cd05" style:font-name-complex="Times New Roman1"/>
    </style:style>
    <style:style style:name="T50" style:family="text">
      <style:text-properties style:font-name="Times New Roman" fo:language="ru" fo:country="RU" officeooo:rsid="00b4b151" style:font-name-complex="Times New Roman1"/>
    </style:style>
    <style:style style:name="T51" style:family="text">
      <style:text-properties style:font-name="Times New Roman" fo:language="ru" fo:country="RU" officeooo:rsid="00b72f7d" style:font-name-complex="Times New Roman1"/>
    </style:style>
    <style:style style:name="T52" style:family="text">
      <style:text-properties style:font-name="Times New Roman" fo:language="ru" fo:country="RU" officeooo:rsid="00b8ad3b" style:font-name-complex="Times New Roman1"/>
    </style:style>
    <style:style style:name="T53" style:family="text">
      <style:text-properties style:font-name="Times New Roman" fo:language="ru" fo:country="RU" officeooo:rsid="00ba8640" style:font-name-complex="Times New Roman1"/>
    </style:style>
    <style:style style:name="T54" style:family="text">
      <style:text-properties style:font-name="Times New Roman" fo:language="ru" fo:country="RU" officeooo:rsid="00bbde88" style:font-name-complex="Times New Roman1"/>
    </style:style>
    <style:style style:name="T55" style:family="text">
      <style:text-properties style:font-name="Times New Roman" fo:language="ru" fo:country="RU" officeooo:rsid="00bd3a1e" style:font-name-complex="Times New Roman1"/>
    </style:style>
    <style:style style:name="T56" style:family="text">
      <style:text-properties style:font-name="Times New Roman" fo:language="ru" fo:country="RU" officeooo:rsid="00be5a98" style:font-name-complex="Times New Roman1"/>
    </style:style>
    <style:style style:name="T57" style:family="text">
      <style:text-properties style:font-name="Times New Roman" fo:language="ru" fo:country="RU" officeooo:rsid="00bed9dc" style:font-name-complex="Times New Roman1"/>
    </style:style>
    <style:style style:name="T58" style:family="text">
      <style:text-properties style:font-name="Times New Roman" fo:language="ru" fo:country="RU" officeooo:rsid="00c02bb8" style:font-name-complex="Times New Roman1"/>
    </style:style>
    <style:style style:name="T59" style:family="text">
      <style:text-properties style:font-name="Times New Roman" fo:language="ru" fo:country="RU" officeooo:rsid="00c144b5" style:font-name-complex="Times New Roman1"/>
    </style:style>
    <style:style style:name="T60" style:family="text">
      <style:text-properties style:font-name="Times New Roman" fo:language="en" fo:country="US" officeooo:rsid="008aa38a" style:font-name-complex="Times New Roman1"/>
    </style:style>
    <style:style style:name="T61" style:family="text">
      <style:text-properties style:font-name="Times New Roman" fo:language="en" fo:country="US" officeooo:rsid="0092337e" style:font-name-complex="Times New Roman1"/>
    </style:style>
    <style:style style:name="T62" style:family="text">
      <style:text-properties style:font-name="Times New Roman" fo:language="en" fo:country="US" officeooo:rsid="0094fd36" style:font-name-complex="Times New Roman1"/>
    </style:style>
    <style:style style:name="T63" style:family="text">
      <style:text-properties style:font-name="Times New Roman" fo:language="en" fo:country="US" officeooo:rsid="009f831c" style:font-name-complex="Times New Roman1"/>
    </style:style>
    <style:style style:name="T64" style:family="text">
      <style:text-properties style:font-name="Times New Roman" fo:language="en" fo:country="US" officeooo:rsid="009f95d0" style:font-name-complex="Times New Roman1"/>
    </style:style>
    <style:style style:name="T65" style:family="text">
      <style:text-properties style:font-name="Times New Roman" fo:language="en" fo:country="US" officeooo:rsid="00b0f2c8" style:font-name-complex="Times New Roman1"/>
    </style:style>
    <style:style style:name="T66" style:family="text">
      <style:text-properties style:font-size-complex="14pt"/>
    </style:style>
    <style:style style:name="T67" style:family="text">
      <style:text-properties style:font-size-complex="14pt" text:display="none"/>
    </style:style>
    <style:style style:name="T68" style:family="text">
      <style:text-properties officeooo:rsid="00212a50" style:font-size-complex="14pt"/>
    </style:style>
    <style:style style:name="T69" style:family="text">
      <style:text-properties fo:letter-spacing="0.023cm" style:font-size-complex="14pt"/>
    </style:style>
    <style:style style:name="T70" style:family="text">
      <style:text-properties style:text-underline-style="solid" style:text-underline-width="auto" style:text-underline-color="font-color" style:font-size-complex="14pt"/>
    </style:style>
    <style:style style:name="T71" style:family="text">
      <style:text-properties fo:letter-spacing="-0.002cm" style:text-underline-style="solid" style:text-underline-width="auto" style:text-underline-color="font-color" style:font-size-complex="14pt"/>
    </style:style>
    <style:style style:name="T72" style:family="text">
      <style:text-properties fo:letter-spacing="-0.019cm" style:text-underline-style="solid" style:text-underline-width="auto" style:text-underline-color="font-color" style:font-size-complex="14pt"/>
    </style:style>
    <style:style style:name="T73" style:family="text">
      <style:text-properties fo:letter-spacing="-0.009cm" style:text-underline-style="solid" style:text-underline-width="auto" style:text-underline-color="font-color" style:font-size-complex="14pt"/>
    </style:style>
    <style:style style:name="T74" style:family="text">
      <style:text-properties fo:letter-spacing="-0.007cm" style:font-size-complex="14pt"/>
    </style:style>
    <style:style style:name="T75" style:family="text">
      <style:text-properties style:font-name="Calibri" fo:font-size="11pt" style:font-name-asian="Calibri1" style:font-size-asian="11pt" style:language-asian="en" style:country-asian="US" style:font-size-complex="14pt"/>
    </style:style>
    <style:style style:name="T76" style:family="text">
      <style:text-properties style:font-name="Calibri" fo:font-size="11pt" style:text-underline-style="solid" style:text-underline-width="auto" style:text-underline-color="font-color" style:font-name-asian="Calibri1" style:font-size-asian="11pt" style:language-asian="en" style:country-asian="US" style:font-size-complex="14pt"/>
    </style:style>
    <style:style style:name="T77" style:family="text">
      <style:text-properties officeooo:rsid="00212a50"/>
    </style:style>
    <style:style style:name="T78" style:family="text">
      <style:text-properties officeooo:rsid="00212d0b"/>
    </style:style>
    <style:style style:name="T79" style:family="text">
      <style:text-properties officeooo:rsid="002195f0"/>
    </style:style>
    <style:style style:name="T80" style:family="text">
      <style:text-properties officeooo:rsid="002332da"/>
    </style:style>
    <style:style style:name="T81" style:family="text">
      <style:text-properties officeooo:rsid="00245bc4"/>
    </style:style>
    <style:style style:name="T82" style:family="text">
      <style:text-properties officeooo:rsid="00251999"/>
    </style:style>
    <style:style style:name="T83" style:family="text">
      <style:text-properties officeooo:rsid="002565d3"/>
    </style:style>
    <style:style style:name="T84" style:family="text">
      <style:text-properties officeooo:rsid="002675de"/>
    </style:style>
    <style:style style:name="T85" style:family="text">
      <style:text-properties officeooo:rsid="002699a6"/>
    </style:style>
    <style:style style:name="T86" style:family="text">
      <style:text-properties officeooo:rsid="0026d8c6"/>
    </style:style>
    <style:style style:name="T87" style:family="text">
      <style:text-properties officeooo:rsid="0028aab9"/>
    </style:style>
    <style:style style:name="T88" style:family="text">
      <style:text-properties officeooo:rsid="002ae773"/>
    </style:style>
    <style:style style:name="T89" style:family="text">
      <style:text-properties fo:color="#000000" loext:opacity="100%" style:font-name-asian="Arial Unicode MS" style:language-asian="ru" style:country-asian="RU" style:font-name-complex="Arial Unicode MS"/>
    </style:style>
    <style:style style:name="T90" style:family="text">
      <style:text-properties fo:color="#000000" loext:opacity="100%" officeooo:rsid="002e182b" style:font-name-asian="Arial Unicode MS" style:language-asian="ru" style:country-asian="RU" style:font-name-complex="Arial Unicode MS"/>
    </style:style>
    <style:style style:name="T91" style:family="text">
      <style:text-properties officeooo:rsid="0037914d"/>
    </style:style>
    <style:style style:name="T92" style:family="text">
      <style:text-properties officeooo:rsid="00391487"/>
    </style:style>
    <style:style style:name="T93" style:family="text">
      <style:text-properties officeooo:rsid="003944f3"/>
    </style:style>
    <style:style style:name="T94" style:family="text">
      <style:text-properties officeooo:rsid="003b0d0d"/>
    </style:style>
    <style:style style:name="T95" style:family="text">
      <style:text-properties officeooo:rsid="003cf9df"/>
    </style:style>
    <style:style style:name="T96" style:family="text">
      <style:text-properties officeooo:rsid="003eb91b"/>
    </style:style>
    <style:style style:name="T97" style:family="text">
      <style:text-properties officeooo:rsid="003fec21"/>
    </style:style>
    <style:style style:name="T98" style:family="text">
      <style:text-properties fo:language="en" fo:country="US" officeooo:rsid="00408399"/>
    </style:style>
    <style:style style:name="T99" style:family="text">
      <style:text-properties fo:language="en" fo:country="US" officeooo:rsid="004222bf"/>
    </style:style>
    <style:style style:name="T100" style:family="text">
      <style:text-properties fo:language="en" fo:country="US" officeooo:rsid="0042f044"/>
    </style:style>
    <style:style style:name="T101" style:family="text">
      <style:text-properties fo:language="en" fo:country="US" officeooo:rsid="0045605a"/>
    </style:style>
    <style:style style:name="T102" style:family="text">
      <style:text-properties fo:language="en" fo:country="US" officeooo:rsid="0045a547"/>
    </style:style>
    <style:style style:name="T103" style:family="text">
      <style:text-properties fo:language="en" fo:country="US" officeooo:rsid="0048131a"/>
    </style:style>
    <style:style style:name="T104" style:family="text">
      <style:text-properties fo:language="en" fo:country="US" officeooo:rsid="004b5ffd"/>
    </style:style>
    <style:style style:name="T105" style:family="text">
      <style:text-properties officeooo:rsid="0045f192"/>
    </style:style>
    <style:style style:name="T106" style:family="text">
      <style:text-properties officeooo:rsid="0048131a"/>
    </style:style>
    <style:style style:name="T107" style:family="text">
      <style:text-properties officeooo:rsid="004a03b6"/>
    </style:style>
    <style:style style:name="T108" style:family="text">
      <style:text-properties officeooo:rsid="004a4fe4"/>
    </style:style>
    <style:style style:name="T109" style:family="text">
      <style:text-properties officeooo:rsid="004b5ffd"/>
    </style:style>
    <style:style style:name="T110" style:family="text">
      <style:text-properties officeooo:rsid="004eeac8"/>
    </style:style>
    <style:style style:name="T111" style:family="text">
      <style:text-properties style:text-line-through-style="none" style:text-line-through-type="none" style:font-name="Times New Roman" fo:font-size="14pt" fo:language="ru" fo:country="RU" fo:font-weight="normal" officeooo:rsid="0052e3ac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2" style:family="text">
      <style:text-properties style:text-line-through-style="none" style:text-line-through-type="none" style:font-name="Times New Roman" fo:font-size="14pt" fo:language="ru" fo:country="RU" fo:font-weight="normal" officeooo:rsid="00745db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3" style:family="text">
      <style:text-properties style:text-line-through-style="none" style:text-line-through-type="none" style:font-name="Times New Roman" fo:font-size="14pt" fo:language="ru" fo:country="RU" fo:font-weight="normal" officeooo:rsid="0075a170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4" style:family="text">
      <style:text-properties style:text-line-through-style="none" style:text-line-through-type="none" style:font-name="Times New Roman" fo:font-size="14pt" fo:language="ru" fo:country="RU" fo:font-weight="normal" officeooo:rsid="0075f751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5" style:family="text">
      <style:text-properties style:text-line-through-style="none" style:text-line-through-type="none" style:font-name="Times New Roman" fo:font-size="14pt" fo:language="ru" fo:country="RU" fo:font-weight="normal" officeooo:rsid="00777810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6" style:family="text">
      <style:text-properties style:text-line-through-style="none" style:text-line-through-type="none" style:font-name="Times New Roman" fo:font-size="14pt" fo:language="ru" fo:country="RU" fo:font-weight="normal" officeooo:rsid="0077a36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7" style:family="text">
      <style:text-properties style:text-line-through-style="none" style:text-line-through-type="none" style:font-name="Times New Roman" fo:font-size="14pt" fo:language="ru" fo:country="RU" fo:font-weight="normal" officeooo:rsid="007b0b59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8" style:family="text">
      <style:text-properties style:text-line-through-style="none" style:text-line-through-type="none" style:font-name="Times New Roman" fo:font-size="14pt" fo:language="ru" fo:country="RU" fo:font-weight="normal" officeooo:rsid="006f0ce8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19" style:family="text">
      <style:text-properties style:text-line-through-style="none" style:text-line-through-type="none" style:font-name="Times New Roman" fo:font-size="14pt" fo:language="ru" fo:country="RU" fo:font-weight="normal" officeooo:rsid="008197d0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0" style:family="text">
      <style:text-properties style:text-line-through-style="none" style:text-line-through-type="none" style:font-name="Times New Roman" fo:font-size="14pt" fo:language="ru" fo:country="RU" style:text-underline-style="none" fo:font-weight="normal" officeooo:rsid="004b5ffd" fo:background-color="#ffffff" loext:char-shading-value="0" style:font-name-asian="Calibri1" style:font-size-asian="14pt" style:font-weight-asian="normal" style:font-name-complex="Times New Roman1" style:font-size-complex="14pt" style:font-weight-complex="normal"/>
    </style:style>
    <style:style style:name="T121" style:family="text">
      <style:text-properties style:text-line-through-style="none" style:text-line-through-type="none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2" style:family="text">
      <style:text-properties style:text-line-through-style="none" style:text-line-through-type="none" style:font-name="Times New Roman" fo:font-size="14pt" fo:font-weight="normal" officeooo:rsid="0052e3ac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3" style:family="text">
      <style:text-properties style:text-line-through-style="none" style:text-line-through-type="none" style:font-name="Times New Roman" fo:font-size="14pt" fo:font-weight="normal" officeooo:rsid="00745dbb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4" style:family="text">
      <style:text-properties officeooo:rsid="00540ed3"/>
    </style:style>
    <style:style style:name="T125" style:family="text">
      <style:text-properties fo:language="ru" fo:country="RU"/>
    </style:style>
    <style:style style:name="T126" style:family="text">
      <style:text-properties fo:language="ru" fo:country="RU" officeooo:rsid="005785ac"/>
    </style:style>
    <style:style style:name="T127" style:family="text">
      <style:text-properties fo:language="ru" fo:country="RU" officeooo:rsid="00372852"/>
    </style:style>
    <style:style style:name="T128" style:family="text">
      <style:text-properties fo:language="ru" fo:country="RU" officeooo:rsid="00596b48"/>
    </style:style>
    <style:style style:name="T129" style:family="text">
      <style:text-properties fo:language="ru" fo:country="RU" officeooo:rsid="005bc95e"/>
    </style:style>
    <style:style style:name="T130" style:family="text">
      <style:text-properties fo:language="ru" fo:country="RU" style:text-underline-style="none" officeooo:rsid="004b5ffd" style:font-name-asian="Calibri1"/>
    </style:style>
    <style:style style:name="T131" style:family="text">
      <style:text-properties fo:language="ru" fo:country="RU" officeooo:rsid="0062ba4b"/>
    </style:style>
    <style:style style:name="T132" style:family="text">
      <style:text-properties fo:language="ru" fo:country="RU" officeooo:rsid="006581da"/>
    </style:style>
    <style:style style:name="T133" style:family="text">
      <style:text-properties fo:language="ru" fo:country="RU" officeooo:rsid="0065cff0"/>
    </style:style>
    <style:style style:name="T134" style:family="text">
      <style:text-properties fo:language="ru" fo:country="RU" officeooo:rsid="0067c27f"/>
    </style:style>
    <style:style style:name="T135" style:family="text">
      <style:text-properties fo:language="ru" fo:country="RU" officeooo:rsid="0068dd85"/>
    </style:style>
    <style:style style:name="T136" style:family="text">
      <style:text-properties fo:language="ru" fo:country="RU" officeooo:rsid="006bf58c"/>
    </style:style>
    <style:style style:name="T137" style:family="text">
      <style:text-properties fo:language="ru" fo:country="RU" officeooo:rsid="006d7e18"/>
    </style:style>
    <style:style style:name="T138" style:family="text">
      <style:text-properties fo:language="ru" fo:country="RU" officeooo:rsid="006f0ce8"/>
    </style:style>
    <style:style style:name="T139" style:family="text">
      <style:text-properties fo:language="ru" fo:country="RU" officeooo:rsid="00718207"/>
    </style:style>
    <style:style style:name="T140" style:family="text">
      <style:text-properties officeooo:rsid="004222bf"/>
    </style:style>
    <style:style style:name="T141" style:family="text">
      <style:text-properties officeooo:rsid="006f0ce8"/>
    </style:style>
    <style:style style:name="T142" style:family="text">
      <style:text-properties officeooo:rsid="007d53c8"/>
    </style:style>
    <text:list-style style:name="L1">
      <text:list-level-style-bullet text:level="1" text:style-name="Bullet_20_Symbols" loext:num-list-format="%1%." style:num-suffix="." text:bullet-char="—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 text:name="_Hlk27312521"/>МИНИСТЕРСТВО ОБРАЗОВАНИЯ РЕСПУБЛИКИ БЕЛАРУСЬ<text:line-break/>Учреждение образования «БЕЛОРУССКИЙ ГОСУДАРСТВЕННЫЙ <text:line-break/>ТЕХНОЛОГИЧЕСКИЙ УНИВЕРСИТЕТ»</text:p>
      <text:p text:style-name="P24"><text:span text:style-name="T66">Факультет</text:span><text:span text:style-name="T69"> </text:span><text:span text:style-name="T70"><text:tab/>Информационных</text:span><text:span text:style-name="T71"> </text:span><text:span text:style-name="T70">технологий</text:span></text:p>
      <text:p text:style-name="P24"><text:span text:style-name="T66">Кафедра </text:span><text:span text:style-name="T70"><text:tab/>Информационных систем</text:span><text:span text:style-name="T72"> </text:span><text:span text:style-name="T70">и</text:span><text:span text:style-name="T73"> </text:span><text:span text:style-name="T70">технологий</text:span></text:p>
      <text:p text:style-name="P25"><text:span text:style-name="T66">Специальность </text:span><text:span text:style-name="T70"><text:tab/>1-40 05 01 «Информационные системы и технологии» </text:span></text:p>
      <text:p text:style-name="P29">ПОЯСНИТЕЛЬНАЯ ЗАПИСКА КУРСОВОГО ПРОЕКТА</text:p>
      <text:p text:style-name="P26"><text:span text:style-name="T66">по</text:span><text:span text:style-name="T74"> </text:span><text:span text:style-name="T66">дисциплине «Компьютерные языки разметки»</text:span></text:p>
      <text:p text:style-name="P27"><text:span text:style-name="T66">Тема</text:span><text:span text:style-name="T70"> </text:span><text:span text:style-name="T66">«Разработка веб-сайта для </text:span><text:span text:style-name="T68">интернет-магазина</text:span> <text:span text:style-name="T77">компьютерных комплектующих</text:span><text:span text:style-name="T66">»</text:span></text:p>
      <text:p text:style-name="P16">Исполнитель</text:p>
      <text:p text:style-name="P7"><text:span text:style-name="T3">студент(ка) 1 курса 1</text:span><text:span text:style-name="T15"> </text:span><text:span text:style-name="T3">группы</text:span><text:span text:style-name="T16"><text:tab/>________________</text:span><text:span text:style-name="T3"><text:tab/></text:span><text:span text:style-name="T4">А. Д. Савко</text:span></text:p>
      <text:p text:style-name="P22">подпись, дата</text:p>
      <text:p text:style-name="P17">Руководитель</text:p>
      <text:p text:style-name="P8"><text:span text:style-name="T6"><text:tab/><text:tab/><text:tab/><text:tab/><text:tab/><text:tab/></text:span><text:span text:style-name="T3"><text:tab/>______________<text:tab/><text:tab/></text:span><text:span text:style-name="T5">Л</text:span><text:span text:style-name="T3">. </text:span><text:span text:style-name="T5">П</text:span><text:span text:style-name="T3">. </text:span><text:span text:style-name="T5">Степанова</text:span></text:p>
      <text:p text:style-name="P23">должность, ученая степень, ученое звание<text:tab/> <text:s text:c="9"/>подпись, дата</text:p>
      <text:p text:style-name="P9"><text:span text:style-name="T3">Курсовой проект защищен с</text:span><text:span text:style-name="T17"> </text:span><text:span text:style-name="T3">оценкой </text:span><text:span text:style-name="T6"><text:tab/><text:tab/><text:tab/><text:tab/></text:span></text:p>
      <text:p text:style-name="P28"><text:span text:style-name="T66">Руководитель</text:span><text:span text:style-name="T75"> _________________ <text:tab/>______________<text:tab/></text:span><text:span text:style-name="T76"><text:tab/></text:span><text:span text:style-name="T7">Л</text:span><text:span text:style-name="T6">. </text:span><text:span text:style-name="T7">П</text:span><text:span text:style-name="T6">. </text:span><text:span text:style-name="T7">Степанова</text:span><text:span text:style-name="T70"><text:tab/></text:span></text:p>
      <text:p text:style-name="P21">подпись<text:tab/><text:tab/> <text:s text:c="10"/>дата<text:tab/><text:tab/><text:tab/>инициалы и фамилия</text:p>
      <text:p text:style-name="P12"/>
      <text:p text:style-name="P13">Содержание</text:p>
      <text:p text:style-name="P11"/>
      <text:p text:style-name="P2"><text:span text:style-name="T1">Введение</text:span><text:span text:style-name="T2"><text:tab/></text:span><text:span text:style-name="T2"><text:bookmark-ref text:reference-format="page" text:ref-name="_Toc122565653">Ошибка: источник перекрёстной ссылки не найден</text:bookmark-ref></text:span></text:p>
      <text:p text:style-name="P2"><text:span text:style-name="T1">1. Постановка задачи</text:span><text:span text:style-name="T2"><text:tab/></text:span><text:span text:style-name="T2"><text:bookmark-ref text:reference-format="page" text:ref-name="_Toc122565654">Ошибка: источник перекрёстной ссылки не найден</text:bookmark-ref></text:span></text:p>
      <text:p text:style-name="P4"><text:span text:style-name="T1">1.1. Обзор аналогичных решений</text:span><text:span text:style-name="T2"><text:tab/></text:span><text:span text:style-name="T2"><text:bookmark-ref text:reference-format="page" text:ref-name="_Toc122565655">Ошибка: источник перекрёстной ссылки не найден</text:bookmark-ref></text:span></text:p>
      <text:p text:style-name="P4"><text:span text:style-name="T1">1.2. Техническое задание</text:span><text:span text:style-name="T2"><text:tab/>7</text:span></text:p>
      <text:p text:style-name="P4"><text:span text:style-name="T1">1.3. Выбор средств реализации программного продукта</text:span><text:span text:style-name="T2"><text:tab/>8</text:span></text:p>
      <text:p text:style-name="P4"><text:span text:style-name="T1">1.4. Вывод</text:span><text:span text:style-name="T2"><text:tab/>10</text:span></text:p>
      <text:p text:style-name="P2"><text:span text:style-name="T1">2. Проектирование страниц веб-сайта</text:span><text:span text:style-name="T2"><text:tab/>10</text:span></text:p>
      <text:p text:style-name="P3"><text:span text:style-name="T1">2.1 Выбор способа верстки</text:span><text:span text:style-name="Текст_20_выноски_20_Знак"><text:span text:style-name="T67"><text:tab/></text:span></text:span><text:span text:style-name="T2"><text:bookmark-ref text:reference-format="page" text:ref-name="_Toc122565659">Ошибка: источник перекрёстной ссылки не найден</text:bookmark-ref></text:span><text:span text:style-name="T2">0</text:span></text:p>
      <text:p text:style-name="P3"><text:span text:style-name="T1">2.2 Выбор стилевого оформления</text:span><text:span text:style-name="T2"><text:tab/></text:span><text:span text:style-name="T2"><text:bookmark-ref text:reference-format="page" text:ref-name="_Toc122565660">Ошибка: источник перекрёстной ссылки не найден</text:bookmark-ref></text:span><text:span text:style-name="T2">0</text:span></text:p>
      <text:p text:style-name="P3"><text:span text:style-name="T1">2.3 Выбор шрифтового оформления</text:span><text:span text:style-name="T2"><text:tab/>11</text:span></text:p>
      <text:p text:style-name="P3"><text:span text:style-name="T1">2.4 Разработка логотипа</text:span><text:span text:style-name="T2"><text:tab/>11</text:span></text:p>
      <text:p text:style-name="P3"><text:span text:style-name="T1">2.5 Разработка пользовательских элементов</text:span><text:span text:style-name="T2"><text:tab/>11</text:span></text:p>
      <text:p text:style-name="P3"><text:span text:style-name="T1">2.6 Разработка спецэффектов</text:span><text:span text:style-name="T2"><text:tab/>12</text:span></text:p>
      <text:p text:style-name="P3"><text:span text:style-name="T1">2.7 Выводы</text:span><text:span text:style-name="T2"><text:tab/>12</text:span></text:p>
      <text:p text:style-name="P2"><text:span text:style-name="T1">ПРИЛОЖЕНИЕ А</text:span><text:span text:style-name="T2"><text:tab/></text:span></text:p>
      <text:p text:style-name="P20">ПРИЛОЖЕНИЕ Б</text:p>
      <text:p text:style-name="P14">Содержание</text:p>
      <text:p text:style-name="P15"/>
      <text:p text:style-name="P18"><text:tab/>Актуальность <text:span text:style-name="T78">данного проекта </text:span><text:span text:style-name="T79">обусловлена тем, что </text:span><text:span text:style-name="T80">сборка компьютеров из комплектующих вместо покупки уже готовых решений остается актуальной, как и раньше, ведь </text:span><text:span text:style-name="T81">заводские модели </text:span><text:span text:style-name="T82">зачастую </text:span><text:span text:style-name="T81">имеют более высокую стоимость, </text:span><text:span text:style-name="T82">к тому же в них не всегда соблюдается баланс </text:span><text:span text:style-name="T83">производительности компонентов, </text:span><text:span text:style-name="T84">к вышеуказанным фактором добавляется то, что замена старых комплектующих на новые </text:span><text:span text:style-name="T85">позволяет сэкономить деньги на приобретении </text:span><text:span text:style-name="T86">нов</text:span><text:span text:style-name="T87">ого компьютера </text:span><text:span text:style-name="T88">или обращении к компьютерным мастерам.</text:span></text:p>
      <text:p text:style-name="P19"><text:tab/><text:span text:style-name="T89">В процессе работы над проектом были поставлены следующие задачи</text:span><text:span text:style-name="T90">:</text:span></text:p>
      <text:list text:style-name="L1">
        <text:list-item>
          <text:p text:style-name="P38">создание кроссбраузерного веб-сайта;</text:p>
        </text:list-item>
        <text:list-item>
          <text:p text:style-name="P38">разработка адаптивности для веб-страниц;</text:p>
        </text:list-item>
        <text:list-item>
          <text:p text:style-name="P38">добавление анимации;</text:p>
        </text:list-item>
      </text:list>
      <text:p text:style-name="P10"><text:span text:style-name="T9">Основные цели курсового проекта: анализ сайтов похожей тематики, выявление положительных и</text:span><text:span text:style-name="T18"> </text:span><text:span text:style-name="T9">отрицательных характеристик этих сайтов, улучшение навыков верстки и</text:span><text:span text:style-name="T18"> </text:span><text:span text:style-name="T9">получение опыта разработки проектов, ознакомление с</text:span><text:span text:style-name="T18"> </text:span><text:span text:style-name="T9">новыми технологиями для</text:span><text:span text:style-name="T18"> </text:span><text:span text:style-name="T9">создания сайтов, выполнение поставленных задач.</text:span></text:p>
      <text:p text:style-name="P6"/>
      <text:p text:style-name="P5"><text:span text:style-name="T8"><text:tab/></text:span><text:span text:style-name="T8"><text:bookmark-ref text:reference-format="page" text:ref-name="_Toc122565654">Ошибка: источник перекрёстной ссылки не найден</text:bookmark-ref></text:span></text:p>
      <text:p text:style-name="P39">1 <text:s text:c="2"/>Постановка задачи</text:p>
      <text:list xml:id="list2907377566" text:style-name="WWNum3">
        <text:list-item>
          <text:list>
            <text:list-item>
              <text:p text:style-name="P33">Обзор аналогичных решений</text:p>
            </text:list-item>
          </text:list>
        </text:list-item>
      </text:list>
      <text:p text:style-name="P30"><text:tab/>Для того, чтобы <text:span text:style-name="T91">сайт был успешным и смог понравиться пользователю, сайт должен иметь простой, удобный и понятный интерфейс, </text:span><text:span text:style-name="T94">которые дадут пользователю </text:span><text:span text:style-name="T95">положительный опыт взаимодействия с интернет-магазином</text:span><text:span text:style-name="T91">, </text:span><text:span text:style-name="T92">чрезмерная яркость и </text:span><text:span text:style-name="T93">слишком </text:span><text:span text:style-name="T92">сложная архитектура сделают сайт неудобным для пользователя.</text:span></text:p>
      <text:p text:style-name="P31"><text:tab/><text:span text:style-name="T96">В качестве аналогов были выбраны сайты интернет-магазинов и онлайн каталогов, </text:span><text:span text:style-name="T97">а именно: </text:span><text:span text:style-name="T98">21vek.by [1], <text:s/></text:span><text:span text:style-name="T99">catalog.onliner.by </text:span><text:span text:style-name="T98">[</text:span><text:span text:style-name="T102">2</text:span><text:span text:style-name="T98">]</text:span><text:span text:style-name="T99">, <text:s/></text:span><text:span text:style-name="T100">5element.by </text:span><text:span text:style-name="T98">[</text:span><text:span text:style-name="T102">3</text:span><text:span text:style-name="T98">]</text:span><text:span text:style-name="T100">,</text:span><text:span text:style-name="T101"> agroup.by </text:span><text:span text:style-name="T98">[</text:span><text:span text:style-name="T102">4</text:span><text:span text:style-name="T98">]</text:span><text:span text:style-name="T101">. </text:span><text:span text:style-name="T105">Данные сайты имеют необходимый функционал.</text:span></text:p>
      <text:p text:style-name="P31"><text:tab/><text:span text:style-name="T106">Первым был выбран сайт </text:span><text:span text:style-name="T103">21vek.by, </text:span><text:span text:style-name="T106">У сайта простая и приятная цветовая схема, </text:span><text:span text:style-name="T108">используются только 4 цвета</text:span><text:span text:style-name="T106">, </text:span><text:span text:style-name="T107">карточки товаров выглядят лаконично, </text:span><text:span text:style-name="T124">вся информация о товаре</text:span><text:span text:style-name="T107">, </text:span><text:span text:style-name="T109">как таковые, анимации отсутствуют, что делает использование сайта, имеется мобильная версия, </text:span><text:span text:style-name="T110">в которой реализована адаптивность, в компьютерной версии она отсутствует</text:span><text:span text:style-name="T109">, однако вариант версии определяется только по </text:span><text:span text:style-name="T104">useragent-</text:span><text:span text:style-name="T109">у браузера, из-за чего могут быть проблемы при использовании.</text:span></text:p>
      <text:p text:style-name="P34">При анализе функционала были выявлены следующие преимущества:</text:p>
      <text:list text:style-name="L2">
        <text:list-item>
          <text:p text:style-name="P37"><text:span text:style-name="T11">Е</text:span><text:span text:style-name="T10">диные цвета</text:span></text:p>
        </text:list-item>
        <text:list-item>
          <text:p text:style-name="P35">понятный интерфейс</text:p>
        </text:list-item>
        <text:list-item>
          <text:p text:style-name="P36">интерактивность</text:p>
        </text:list-item>
      </text:list>
      <text:p text:style-name="P40">К недостаткам в функционале веб-сайта можно отнести:</text:p>
      <text:list xml:id="list3156761634" text:style-name="L3">
        <text:list-item>
          <text:p text:style-name="P42"><text:span text:style-name="T12">О</text:span><text:span text:style-name="T10">тсутствует адаптивность верстки у компьютерной версии, версия </text:span><text:span text:style-name="T14">выбирается</text:span><text:span text:style-name="T10"> исключительно по </text:span><text:span text:style-name="T19">useragent-</text:span><text:span text:style-name="T10">у.</text:span></text:p>
        </text:list-item>
        <text:list-item>
          <text:p text:style-name="P44"><text:span text:style-name="T10"><text:s/>меню выбора категорий в компьютерной версии перегружено.</text:span><text:span text:style-name="T111"><text:tab/></text:span></text:p>
        </text:list-item>
        <text:list-item>
          <text:p text:style-name="P46">малый размер шрифта в разделе с информацией о товаре.</text:p>
        </text:list-item>
      </text:list>
      <text:p text:style-name="P53"><text:span text:style-name="T140">catalog.onliner.by – </text:span><text:span text:style-name="T126">онлайн каталог различных товаров, цветовая гамма <text:s text:c="3"/>элементов интерфейса достаточно </text:span><text:span text:style-name="T130">широкая</text:span><text:span text:style-name="T126">, но поскольку они используются в небольшом количестве, это не портит восприятие сайта, </text:span><text:span text:style-name="T128">сайт имеет адаптивную верстку, </text:span><text:span text:style-name="T129">интерфейс не перегружен.</text:span></text:p>
      <text:p text:style-name="P54"><text:span text:style-name="T128"><text:tab/></text:span><text:span text:style-name="T127">При анализе функционала были выявлены следующие преимущества:</text:span></text:p>
      <text:list xml:id="list2765519644" text:style-name="L4">
        <text:list-item>
          <text:p text:style-name="P57"><text:span text:style-name="T127">А</text:span><text:span text:style-name="T125">даптивность верстки.</text:span></text:p>
        </text:list-item>
        <text:list-item>
          <text:p text:style-name="P47">Простой и комфортный интерфейс.</text:p>
        </text:list-item>
        <text:list-item>
          <text:p text:style-name="P50">Наличие базовой информации о товаре при использовании. компьютерной версии.</text:p>
        </text:list-item>
        <text:list-item>
          <text:p text:style-name="P52">Малая степень отличий между мобильной и компьютерной версией.</text:p>
        </text:list-item>
      </text:list>
      <text:p text:style-name="P60">5element.by – <text:span text:style-name="T125">сайт магазина 5 элемент, </text:span><text:span text:style-name="T131">цветовая схема содержит в себе только 3 цвета, </text:span><text:span text:style-name="T132">карточки товаров содержат всю базовую информацию </text:span><text:span text:style-name="T133">о товаре,</text:span><text:span text:style-name="T138">в компьютерной версии</text:span><text:span text:style-name="T133"> </text:span><text:span text:style-name="T134">карточки </text:span><text:span text:style-name="T135">занимают все свободное место по ширине, </text:span><text:span text:style-name="T136">элементы сайт</text:span><text:span text:style-name="T137">а </text:span><text:span text:style-name="T138">занимают много места, отсутствует адаптивность в компьютерной версии, в мобильной же версии все размеры сделаны так, чтобы интерфейс был удобным, кроме того мобильная версия имеет адаптивность.</text:span></text:p>
      <text:p text:style-name="P55"><text:soft-page-break/><text:span text:style-name="T127"><text:tab/>При анализе функционала были выявлены следующие преимущества:</text:span></text:p>
      <text:list xml:id="list234062031140219" text:continue-numbering="true" text:style-name="L4">
        <text:list-item>
          <text:p text:style-name="P58"><text:span text:style-name="T127">А</text:span><text:span text:style-name="T125">даптивность верстки </text:span><text:span text:style-name="T139">в мобильной версии</text:span><text:span text:style-name="T125">.</text:span></text:p>
        </text:list-item>
        <text:list-item>
          <text:p text:style-name="P48">Простой интерфейс.</text:p>
        </text:list-item>
        <text:list-item>
          <text:p text:style-name="P51"><text:span text:style-name="T141">Наличие базовой информации о товаре.</text:span></text:p>
        </text:list-item>
      </text:list>
      <text:p text:style-name="P41"><text:tab/>К недостаткам в функционале веб-сайта можно отнести:</text:p>
      <text:list xml:id="list234061655356999" text:continue-list="list3156761634" text:style-name="L3">
        <text:list-item>
          <text:p text:style-name="P43"><text:span text:style-name="T12">О</text:span><text:span text:style-name="T10">тсутствует адаптивность верстки у компьютерной версии, версия </text:span><text:span text:style-name="T14">выбирается</text:span><text:span text:style-name="T10"> исключительно по </text:span><text:span text:style-name="T19">useragent-</text:span><text:span text:style-name="T10">у.</text:span></text:p>
        </text:list-item>
        <text:list-item>
          <text:p text:style-name="P45"><text:span text:style-name="T13">Массивный интерфейс компьютерной версии</text:span><text:span text:style-name="T10">.</text:span></text:p>
        </text:list-item>
      </text:list>
      <text:p text:style-name="P61"><text:span text:style-name="T122">A</text:span><text:span text:style-name="T121">group.by</text:span><text:span text:style-name="T123"> – </text:span><text:span text:style-name="T112">сайт интернет магазина </text:span><text:span text:style-name="T123">Agroup, </text:span><text:span text:style-name="T113">цветовая гамма простая, элементы </text:span><text:span text:style-name="T114">красиво </text:span><text:span text:style-name="T113">сливаются </text:span><text:span text:style-name="T114">с окружающим пространства страниц, </text:span><text:span text:style-name="T117">кроме этого они красиво выделяются </text:span><text:span text:style-name="T119">с помощью незаметных рамок</text:span><text:span text:style-name="T114">, </text:span><text:span text:style-name="T115">обе версии являются адаптивными, </text:span><text:span text:style-name="T116">интерфейс понятный и не нагроможденный.</text:span></text:p>
      <text:p text:style-name="P56"><text:span text:style-name="T127"><text:tab/>При анализе функционала были выявлены следующие преимущества:</text:span></text:p>
      <text:list xml:id="list234060932579002" text:continue-list="list234062031140219" text:style-name="L4">
        <text:list-item>
          <text:p text:style-name="P59"><text:span text:style-name="T127">А</text:span><text:span text:style-name="T125">даптивность верстки.</text:span></text:p>
        </text:list-item>
        <text:list-item>
          <text:p text:style-name="P49">Простой и <text:span text:style-name="T142">лаконичный</text:span> интерфейс.</text:p>
        </text:list-item>
        <text:list-item>
          <text:p text:style-name="P62"><text:span text:style-name="T118">Наличие базовой информации о товаре.</text:span></text:p>
        </text:list-item>
      </text:list>
      <text:p text:style-name="P63"><text:span text:style-name="T120"/></text:p>
      <text:list xml:id="list234060419113880" text:continue-list="list2907377566" text:style-name="WWNum3">
        <text:list-item>
          <text:list>
            <text:list-item>
              <text:p text:style-name="P66">Техническое задание</text:p>
            </text:list-item>
          </text:list>
        </text:list-item>
      </text:list>
      <text:p text:style-name="P64"><text:tab/><text:span text:style-name="T20">В данном курсовом проекте требуется создать многостраничный веб-сайт </text:span><text:span text:style-name="T21">интернет-магазина компьютерных комплектующих, </text:span><text:span text:style-name="T22">состоящий из </text:span><text:span text:style-name="T31">5</text:span><text:span text:style-name="T22"> страниц</text:span><text:span text:style-name="T23">.</text:span></text:p>
      <text:p text:style-name="P65"><text:span text:style-name="T23"><text:tab/>Первая страница является главной, </text:span><text:span text:style-name="T24">она содержит в себе </text:span><text:span text:style-name="T25">ссылки на товары разных типов(процессоры, видеокарты, материнские платы, </text:span><text:span text:style-name="T26">озу</text:span><text:span text:style-name="T25"> и т.д), </text:span><text:span text:style-name="T27">которые сопровождаются соответствующим</text:span><text:span text:style-name="T25"> </text:span><text:span text:style-name="T27">изображением. </text:span><text:span text:style-name="T28">Сама категория, её фотография </text:span><text:span text:style-name="T29">и название </text:span><text:span text:style-name="T60">xml </text:span><text:span text:style-name="T30">файла с товарами категории хранятся в </text:span><text:span text:style-name="T60">xml </text:span><text:span text:style-name="T30">файле </text:span><text:span text:style-name="T60">cats.xml.</text:span></text:p>
      <text:p text:style-name="P65"><text:span text:style-name="T25"><text:tab/></text:span><text:span text:style-name="T32">Вторая страница </text:span><text:span text:style-name="T33">представляет собой страницу товаров одной категории, </text:span><text:span text:style-name="T34">товарные карточки подгружаются на страницу из </text:span><text:span text:style-name="T61">xml </text:span><text:span text:style-name="T34">файла, </text:span><text:span text:style-name="T35">выбор которого </text:span><text:span text:style-name="T36">зависит от </text:span><text:span text:style-name="T37">ключа записанного после последнего октоторпа</text:span><text:span text:style-name="T62">( # ) </text:span><text:span text:style-name="T38">в поисковой строки, </text:span><text:span text:style-name="T39">например если ссылка в адресной строке указывает на ...</text:span><text:span text:style-name="T63">goods.html#cpus, </text:span><text:span text:style-name="T39">данные будут загружены из файла </text:span><text:span text:style-name="T64">cpus.xml. </text:span><text:span text:style-name="T40">Из выбранного файла подгружаются фотография, артикул, название и описание товара. </text:span><text:span text:style-name="T41">На данной странице вы можете добавить товар в корзи</text:span><text:span text:style-name="T42">ну</text:span><text:span text:style-name="T41">.</text:span></text:p>
      <text:p text:style-name="P65"><text:span text:style-name="T41"><text:tab/></text:span><text:span text:style-name="T43">Третья страница </text:span><text:span text:style-name="T44">представляет собой корзину, </text:span><text:span text:style-name="T45">на ней можно выбрать количество конкретного товара, </text:span><text:span text:style-name="T46">удалить товар, </text:span><text:span text:style-name="T47">очистить корзину, указать номер и оформить заказ, </text:span><text:span text:style-name="T48">после оформления заказа будет отправлен </text:span><text:span text:style-name="T65">post </text:span><text:span text:style-name="T48">запрос с содержимым корзины </text:span><text:span text:style-name="T49">на указанный адрес, очищает корзину и оставляет сообщение об подтверждении заказа, также имеется </text:span><text:span text:style-name="T51">функция появления надписи</text:span><text:span text:style-name="T50"> о пустой корзине, если она пуста.</text:span></text:p>
      <text:p text:style-name="P65"><text:span text:style-name="T50"><text:tab/></text:span><text:span text:style-name="T52">Четвертая страница содержит внутри себя статьи, </text:span><text:span text:style-name="T53">если статья занимает места по вертикали больше, чем установлено, её дальнейшее содержимой скрывается, </text:span><text:span text:style-name="T54">под блоками со статьями появляются кнопки «показать-скрыть статью», </text:span><text:span text:style-name="T55">при нажатии которых соответствующая статья </text:span><text:soft-page-break/><text:span text:style-name="T55">отображается в полном объеме или же наоборот, сворачивается до первоначального размера.</text:span></text:p>
      <text:p text:style-name="P65"><text:span text:style-name="T55"><text:tab/></text:span><text:span text:style-name="T56">Пятая тема </text:span><text:span text:style-name="T57">представляет собой </text:span><text:span text:style-name="T58">информацию о магазине, чем он является, юрлицо, адрес </text:span><text:span text:style-name="T59">регистрации и прочую похожую информацию.</text:span></text:p>
      <text:p text:style-name="P65"><text:span text:style-name="T5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language="ru" fo:country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100%" fo:text-align="justify" style:justify-single-word="false" fo:orphans="0" fo:widows="0" fo:text-indent="0.75cm" style:auto-text-indent="false" style:snap-to-layout-grid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ru" fo:country="RU" style:text-underline-style="none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51cm" fo:margin-bottom="1.501cm" fo:margin-left="2.3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2" style:page-layout-name="Mpm2" draw:style-name="Mdp1" style:next-style-name="Converted1"/>
    <style:master-page style:name="Converted1" style:page-layout-name="Mpm3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Converted4" style:page-layout-name="Mpm3" draw:style-name="Mdp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3T23:40:59.643000000</dc:date>
    <meta:editing-duration>PT4H33M32S</meta:editing-duration>
    <meta:editing-cycles>157</meta:editing-cycles>
    <meta:generator>LibreOffice/7.4.3.2$Windows_X86_64 LibreOffice_project/1048a8393ae2eeec98dff31b5c133c5f1d08b890</meta:generator>
    <meta:document-statistic meta:table-count="0" meta:image-count="0" meta:object-count="0" meta:page-count="6" meta:paragraph-count="80" meta:word-count="888" meta:character-count="6983" meta:non-whitespace-character-count="6126"/>
  </office:meta>
</office:document-meta>
</file>